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4.0114in" svg:x="10.0504in" svg:y="2.5315in">
            <draw:object draw:notify-on-update-of-ranges="Sheet1.L13:Sheet1.Q13 Sheet1.L14:Sheet1.Q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scoobi</text:p>
          </table:table-cell>
          <table:table-cell office:value-type="string">
            <text:p>opt</text:p>
          </table:table-cell>
          <table:table-cell office:value-type="string">
            <text:p>spark</text:p>
          </table:table-cell>
          <table:table-cell office:value-type="string">
            <text:p>opt</text:p>
          </table:table-cell>
          <table:table-cell office:value-type="string">
            <text:p>Spark 2</text:p>
          </table:table-cell>
          <table:table-cell office:value-type="string">
            <text:p>Spark 2 op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wordcountapp</text:p>
          </table:table-cell>
          <table:table-cell office:value-type="float" office:value="40.271">
            <text:p>40.271</text:p>
          </table:table-cell>
          <table:table-cell office:value-type="float" office:value="35.104">
            <text:p>35.104</text:p>
          </table:table-cell>
          <table:table-cell office:value-type="float" office:value="25.274">
            <text:p>25.274</text:p>
          </table:table-cell>
          <table:table-cell office:value-type="float" office:value="18.605">
            <text:p>18.605</text:p>
          </table:table-cell>
          <table:table-cell office:value-type="float" office:value="17.004">
            <text:p>17.004</text:p>
          </table:table-cell>
          <table:table-cell office:value-type="float" office:value="14.048">
            <text:p>14.04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7.178">
            <text:p>17.178</text:p>
          </table:table-cell>
          <table:table-cell office:value-type="float" office:value="13.317">
            <text:p>13.31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5.926">
            <text:p>15.926</text:p>
          </table:table-cell>
          <table:table-cell office:value-type="float" office:value="15.114">
            <text:p>15.114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40.083">
            <text:p>40.083</text:p>
          </table:table-cell>
          <table:table-cell office:value-type="float" office:value="35.482">
            <text:p>35.482</text:p>
          </table:table-cell>
          <table:table-cell office:value-type="float" office:value="24.438">
            <text:p>24.438</text:p>
          </table:table-cell>
          <table:table-cell office:value-type="float" office:value="18.874">
            <text:p>18.874</text:p>
          </table:table-cell>
          <table:table-cell office:value-type="float" office:value="15.246">
            <text:p>15.246</text:p>
          </table:table-cell>
          <table:table-cell office:value-type="float" office:value="12.049">
            <text:p>12.04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gb max ram</text:p>
          </table:table-cell>
          <table:table-cell/>
          <table:table-cell office:value-type="float" office:value="40.344">
            <text:p>40.344</text:p>
          </table:table-cell>
          <table:table-cell office:value-type="float" office:value="35.053">
            <text:p>35.053</text:p>
          </table:table-cell>
          <table:table-cell office:value-type="float" office:value="24.144">
            <text:p>24.144</text:p>
          </table:table-cell>
          <table:table-cell office:value-type="float" office:value="20.575">
            <text:p>20.575</text:p>
          </table:table-cell>
          <table:table-cell office:value-type="float" office:value="14.178">
            <text:p>14.178</text:p>
          </table:table-cell>
          <table:table-cell office:value-type="float" office:value="11.085">
            <text:p>11.085</text:p>
          </table:table-cell>
          <table:table-cell table:number-columns-repeated="2"/>
          <table:table-cell office:value-type="string">
            <text:p>Scoobi</text:p>
          </table:table-cell>
          <table:table-cell table:style-name="ce1" office:value-type="string">
            <text:p>12.5%</text:p>
          </table:table-cell>
          <table:table-cell office:value-type="string">
            <text:p>Spark</text:p>
          </table:table-cell>
          <table:table-cell table:style-name="ce1" office:value-type="string">
            <text:p>21.8%</text:p>
          </table:table-cell>
          <table:table-cell office:value-type="string">
            <text:p>Spark 2</text:p>
          </table:table-cell>
          <table:table-cell table:style-name="ce1" office:value-type="string">
            <text:p>21.8%</text:p>
          </table:table-cell>
        </table:table-row>
        <table:table-row table:style-name="ro1">
          <table:table-cell/>
          <table:table-cell office:value-type="string">
            <text:p>currenttmp-5m as input</text:p>
          </table:table-cell>
          <table:table-cell/>
          <table:table-cell office:value-type="float" office:value="45.354">
            <text:p>45.354</text:p>
          </table:table-cell>
          <table:table-cell office:value-type="float" office:value="37.599">
            <text:p>37.599</text:p>
          </table:table-cell>
          <table:table-cell office:value-type="float" office:value="24.491">
            <text:p>24.491</text:p>
          </table:table-cell>
          <table:table-cell office:value-type="float" office:value="19.876">
            <text:p>19.876</text:p>
          </table:table-cell>
          <table:table-cell office:value-type="float" office:value="15.235">
            <text:p>15.235</text:p>
          </table:table-cell>
          <table:table-cell office:value-type="float" office:value="12.688">
            <text:p>12.688</text:p>
          </table:table-cell>
          <table:table-cell table:number-columns-repeated="2"/>
          <table:table-cell office:value-type="float" office:value="40.083">
            <text:p>40.083</text:p>
          </table:table-cell>
          <table:table-cell office:value-type="float" office:value="35.053">
            <text:p>35.053</text:p>
          </table:table-cell>
          <table:table-cell office:value-type="float" office:value="24.144">
            <text:p>24.144</text:p>
          </table:table-cell>
          <table:table-cell office:value-type="float" office:value="18.874">
            <text:p>18.874</text:p>
          </table:table-cell>
          <table:table-cell office:value-type="float" office:value="14.178">
            <text:p>14.178</text:p>
          </table:table-cell>
          <table:table-cell office:value-type="float" office:value="11.085">
            <text:p>11.085</text:p>
          </table:table-cell>
        </table:table-row>
        <table:table-row table:style-name="ro1">
          <table:table-cell/>
          <table:table-cell office:value-type="string">
            <text:p>(~0.5 gb)</text:p>
          </table:table-cell>
          <table:table-cell/>
          <table:table-cell table:formula="of:=MIN([.D12:.D14])" office:value-type="float" office:value="40.083">
            <text:p>40.083</text:p>
          </table:table-cell>
          <table:table-cell table:formula="of:=MIN([.E12:.E14])" office:value-type="float" office:value="35.053">
            <text:p>35.053</text:p>
          </table:table-cell>
          <table:table-cell table:formula="of:=MIN([.F12:.F14])" office:value-type="float" office:value="24.144">
            <text:p>24.144</text:p>
          </table:table-cell>
          <table:table-cell table:formula="of:=MIN([.G12:.G14])" office:value-type="float" office:value="18.874">
            <text:p>18.874</text:p>
          </table:table-cell>
          <table:table-cell table:formula="of:=MIN([.H12:.H14])" office:value-type="float" office:value="14.178">
            <text:p>14.178</text:p>
          </table:table-cell>
          <table:table-cell table:formula="of:=MIN([.I12:.I14])" office:value-type="float" office:value="11.085">
            <text:p>11.08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inimum of 3 run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input in filesystem cache</text:p>
          </table:table-cell>
          <table:table-cell table:number-columns-repeated="2"/>
          <table:table-cell table:formula="of:=1-[.E15]/[.D15]" office:value-type="float" office:value="0.125489609061198">
            <text:p>0.1254896091</text:p>
          </table:table-cell>
          <table:table-cell/>
          <table:table-cell table:formula="of:=1-[.G15]/[.F15]" office:value-type="float" office:value="0.218273691186216">
            <text:p>0.2182736912</text:p>
          </table:table-cell>
          <table:table-cell/>
          <table:table-cell table:formula="of:=1-[.I15]/[.H15]" office:value-type="float" office:value="0.218154887854422">
            <text:p>0.2181548879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14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Ackermann</meta:initial-creator>
    <meta:creation-date>2012-04-10T14:08:58</meta:creation-date>
    <dc:date>2012-04-10T14:45:51</dc:date>
    <dc:creator>Stefan Ackermann</dc:creator>
    <meta:editing-duration>PT21M23S</meta:editing-duration>
    <meta:editing-cycles>1</meta:editing-cycles>
    <meta:document-statistic meta:table-count="3" meta:cell-count="63" meta:object-count="1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322"/>
      <style:graphic-properties svg:stroke-color="#b3b3b3"/>
      <style:text-properties fo:font-size="14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2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0.19cm" xlink:href=".." xlink:type="simple" chart:class="chart:bar" chart:style-name="ch1">
        <chart:plot-area chart:style-name="ch2" table:cell-range-address="Sheet1.L13:Sheet1.Q14" chart:data-source-has-labels="row" svg:x="1.327cm" svg:y="0.666cm" svg:width="14.223cm" svg:height="8.902cm">
          <chartooo:coordinate-region svg:x="1.948cm" svg:y="0.865cm" svg:width="13.4cm" svg:height="6.922cm"/>
          <chart:axis chart:dimension="x" chart:name="primary-x" chart:style-name="ch3" chartooo:axis-type="auto">
            <chartooo:date-scale/>
            <chart:categories table:cell-range-address="Sheet1.L13:Sheet1.Q13"/>
          </chart:axis>
          <chart:axis chart:dimension="y" chart:name="primary-y" chart:style-name="ch4">
            <chart:title svg:x="0cm" svg:y="6.647cm" chart:style-name="ch5">
              <text:p>Seconds</text:p>
            </chart:title>
            <chart:grid chart:style-name="ch6" chart:class="major"/>
          </chart:axis>
          <chart:series chart:style-name="ch7" chart:values-cell-range-address="Sheet1.L14:Sheet1.Q14" chart:class="chart:bar">
            <chart:data-point/>
            <chart:data-point chart:style-name="ch8"/>
            <chart:data-point/>
            <chart:data-point chart:style-name="ch8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obi</text:p>
                <draw:g>
                  <svg:desc>Sheet1.L13:Sheet1.Q13</svg:desc>
                </draw:g>
              </table:table-cell>
              <table:table-cell office:value-type="string">
                <text:p>12.5%</text:p>
              </table:table-cell>
              <table:table-cell office:value-type="string">
                <text:p>Spark</text:p>
              </table:table-cell>
              <table:table-cell office:value-type="string">
                <text:p>21.8%</text:p>
              </table:table-cell>
              <table:table-cell office:value-type="string">
                <text:p>Spark 2</text:p>
              </table:table-cell>
              <table:table-cell office:value-type="string">
                <text:p>21.8%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40.083">
                <text:p>40.083</text:p>
                <draw:g>
                  <svg:desc>Sheet1.L14:Sheet1.Q14</svg:desc>
                </draw:g>
              </table:table-cell>
              <table:table-cell office:value-type="float" office:value="35.053">
                <text:p>35.053</text:p>
              </table:table-cell>
              <table:table-cell office:value-type="float" office:value="24.144">
                <text:p>24.144</text:p>
              </table:table-cell>
              <table:table-cell office:value-type="float" office:value="18.874">
                <text:p>18.874</text:p>
              </table:table-cell>
              <table:table-cell office:value-type="float" office:value="14.178">
                <text:p>14.178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